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1FA100001E14788793F2.svm"/>
  <manifest:file-entry manifest:media-type="" manifest:full-path="Pictures/200000070000279700001728BD487287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6pt" style:font-name-asian="TimesNewRomanPSMT" style:font-size-asian="16pt" style:font-name-complex="TimesNewRomanPSMT" style:font-size-complex="16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3pt" style:font-name-asian="TimesNewRomanPSMT" style:font-size-asian="13pt" style:font-name-complex="TimesNewRomanPSMT" style:font-size-complex="13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 fo:font-size="13pt" style:font-name-asian="TimesNewRomanPSMT" style:font-size-asian="13pt" style:font-name-complex="TimesNewRomanPSMT" style:font-size-complex="13pt"/>
    </style:style>
    <style:style style:name="P4" style:family="paragraph" style:parent-style-name="Standard">
      <style:paragraph-properties style:text-autospace="none"/>
      <style:text-properties style:font-name="Arial" fo:font-size="13pt" style:font-name-asian="TimesNewRomanPSMT" style:font-size-asian="13pt" style:font-name-complex="TimesNewRomanPSMT" style:font-size-complex="13pt"/>
    </style:style>
    <style:style style:name="P5" style:family="paragraph" style:parent-style-name="Standard" style:list-style-name="L1">
      <style:paragraph-properties fo:text-align="start" style:justify-single-word="false" style:text-autospace="none"/>
      <style:text-properties style:font-name="Arial" fo:font-size="13pt" fo:language="el" fo:country="GR" style:font-name-asian="TimesNewRomanPSMT" style:font-size-asian="13pt" style:font-name-complex="TimesNewRomanPSMT" style:font-size-complex="13pt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ΠΑΝΕΠΙΣΤΗΜΙΟ ΔΥΤΙΚΗΣ ΜΑΚΕΔΟΝΙΑΣ</text:p>
      <text:p text:style-name="P1">ΤΜΗΜΑ ΜΗΧΑΝΙΚΩΝ ΠΛΗΡΟΦΟΡΙΚΗΣ</text:p>
      <text:p text:style-name="P1">ΚΑΙ ΤΗΛΕΠΙΚΟΙΝΩΝΙΩΝ</text:p>
      <text:p text:style-name="P1"/>
      <text:p text:style-name="P2">Μάθημα: Συστήματα Ουρών Αναμονής</text:p>
      <text:p text:style-name="P2">Εξάμηνο: 7ο</text:p>
      <text:p text:style-name="P2">Φοιτήτής: Πετρουσόβ Ιωάννης</text:p>
      <text:p text:style-name="P4">ΑΕΜ: 343</text:p>
      <text:p text:style-name="P4"/>
      <text:p text:style-name="P3">Τίτλος Εργασίας: Ανάλυση και Προσοµοίωση των Συστηµάτων Αναµονής M/M/m </text:p>
      <text:p text:style-name="P3">και M/M/∞.</text:p>
      <text:p text:style-name="P3"/>
      <text:list xml:id="list6309655736483595499" text:style-name="L1">
        <text:list-item>
          <text:p text:style-name="P5">Τα αποτελέσματα της ουράς Μ/Μ/1 είχαν επιβεβαιωθεί από την προηγούμενη εργασία.<text:line-break/></text:p>
        </text:list-item>
        <text:list-item>
          <text:p text:style-name="P5">Για την ουρά <text:span text:style-name="T1">M/M/i </text:span>για λ=1 και μ=10 βάση θεωρητικών αποτελεσμάτων προκύπτει ότι:<text:line-break/>μέσος αριθμός πελατών στο σύστημα <draw:frame draw:style-name="fr3" draw:name="Object1" text:anchor-type="as-char" svg:y="-0.619cm" svg:width="1.432cm" svg:height="0.998cm" draw:z-index="0"><draw:object xlink:href="./Object 1" xlink:type="simple" xlink:show="embed" xlink:actuate="onLoad"/><draw:image xlink:href="./ObjectReplacements/Object 1" xlink:type="simple" xlink:show="embed" xlink:actuate="onLoad"/></draw:frame>και<text:line-break/>μέσος χρόνος αναμονής στο σύστημα <draw:frame draw:style-name="fr3" draw:name="Object2" text:anchor-type="as-char" svg:y="-0.619cm" svg:width="1.432cm" svg:height="0.998cm" draw:z-index="2"><draw:object xlink:href="./Object 2" xlink:type="simple" xlink:show="embed" xlink:actuate="onLoad"/><draw:image xlink:href="./ObjectReplacements/Object 2" xlink:type="simple" xlink:show="embed" xlink:actuate="onLoad"/></draw:frame><text:line-break/></text:p>
          <text:p text:style-name="P5"><draw:frame draw:style-name="fr1" draw:name="graphics1" text:anchor-type="paragraph" svg:width="10.135cm" svg:height="5.928cm" draw:z-index="1"><draw:image xlink:href="Pictures/200000070000279700001728BD487287.svm" xlink:type="simple" xlink:show="embed" xlink:actuate="onLoad"/></draw:frame><text:line-break/>Βλέπουμε ότι τα θεωρητικά αποτελέσματα συμπίπτουν με τα αποτελέσματα της προσομοίωσης.<text:line-break/></text:p>
        </text:list-item>
        <text:list-item>
          <text:p text:style-name="P5"><draw:frame draw:style-name="fr2" draw:name="graphics2" text:anchor-type="paragraph" svg:x="3.844cm" svg:y="4.392cm" svg:width="8.096cm" svg:height="7.699cm" draw:z-index="5"><draw:image xlink:href="Pictures/2000000700001FA100001E14788793F2.svm" xlink:type="simple" xlink:show="embed" xlink:actuate="onLoad"/></draw:frame><text:soft-page-break/><text:span text:style-name="T1">H</text:span> ουρά Μ/Μ/<text:span text:style-name="T1">m:<text:line-break/></text:span>Για λ=1, μ=10 και <text:span text:style-name="T1">m=2</text:span> τα θεωρητικά αποτελέσματα είναι <draw:frame draw:style-name="fr4" draw:name="Object4" text:anchor-type="as-char" svg:y="-0.377cm" svg:width="1.743cm" svg:height="0.533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και <draw:frame draw:style-name="fr4" draw:name="Object3" text:anchor-type="as-char" svg:y="-0.377cm" svg:width="1.991cm" svg:height="0.53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επομένως από τις εξισώσεις στις διαφάνειες βγάζουμε ότι:<text:line-break/>μέσος αριθμός πελατών στην ουρά <text:span text:style-name="T1">= 0,007<text:line-break/></text:span>μέσος χρόνος αναμονής στην ουρά = 0,007<text:line-break/>μέσος χρόνος αναμονής στο σύστημα = 0,107<text:line-break/>μέσος αριθμός πελατών στο σύστημα = 0,107<text:line-break/><text:line-break/></text:p>
        </text:list-item>
        <text:list-item>
          <text:p text:style-name="P5">Επίσης ο δοσμένος κώδικας εκτελούσε τις αναχωρήσεις σε εκθετικό χρόνο χωρίς να λαμβάνει υπόψη την κατάσταση στην οποία βρίσκεται το σύστημα κάτι που είναι αντίθετο με τη θεωρεία. Βάση θεωρίας ο ρυθμός αναχωρήσεων είναι μ,2μ,3μ,...,<text:span text:style-name="T1">m</text:span>μ.<text:line-break/></text:p>
        </text:list-item>
        <text:list-item>
          <text:p text:style-name="P5">Στον φάκελο <text:span text:style-name="T1">plot1 </text:span>η συνάρτηση <text:span text:style-name="T1">plot1.m </text:span>φτιάχνει το πρώτο ζητούμενο γράφημα.<text:line-break/></text:p>
        </text:list-item>
        <text:list-item>
          <text:p text:style-name="P5">Στον φάκελο <text:span text:style-name="T1">plot2 </text:span>η συνάρτηση <text:span text:style-name="T1">plot2.m </text:span>φτιάχνει το δεύτερο ζητούμενο γράφημα.<text:line-break/></text:p>
        </text:list-item>
        <text:list-item>
          <text:p text:style-name="P5">Οι συναρτήσεις κάνουν πολύ ώρα να τελειώσουν καθώς το παράθυρο σύγκρισης είναι πολύ μεγάλο (4ος δεκαδικός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3T20:10:17.24</meta:creation-date>
    <dc:date>2013-01-13T22:52:09.54</dc:date>
    <meta:editing-duration>PT1H3M35S</meta:editing-duration>
    <meta:editing-cycles>7</meta:editing-cycles>
    <meta:generator>OpenOffice.org/3.4.1$Win32 OpenOffice.org_project/341m1$Build-9593</meta:generator>
    <meta:document-statistic meta:table-count="0" meta:image-count="2" meta:object-count="4" meta:page-count="2" meta:paragraph-count="17" meta:word-count="206" meta:character-count="1359"/>
  </office:meta>
</office:document-meta>
</file>

<file path=Object 1/content.xml><?xml version="1.0" encoding="utf-8"?>
<math xmlns="http://www.w3.org/1998/Math/MathML">
  <semantics>
    <mrow>
      <mrow>
        <mfrac>
          <mrow>
            <mi>λ</mi>
          </mrow>
          <mrow>
            <mi>μ</mi>
          </mrow>
        </mfrac>
        <mo stretchy="false">=</mo>
        <mn>0.1</mn>
      </mrow>
    </mrow>
    <annotation encoding="StarMath 5.0">{λ} over {μ}=0.1 </annotation>
  </semantics>
</math>
</file>

<file path=Object 2/content.xml><?xml version="1.0" encoding="utf-8"?>
<math xmlns="http://www.w3.org/1998/Math/MathML">
  <semantics>
    <mrow>
      <mrow>
        <mfrac>
          <mrow>
            <mn>1</mn>
          </mrow>
          <mrow>
            <mi>μ</mi>
          </mrow>
        </mfrac>
        <mo stretchy="false">=</mo>
        <mn>0.1</mn>
      </mrow>
    </mrow>
    <annotation encoding="StarMath 5.0">{1} over {μ}=0.1 </annotation>
  </semantics>
</math>
</file>

<file path=Object 3/content.xml><?xml version="1.0" encoding="utf-8"?>
<math xmlns="http://www.w3.org/1998/Math/MathML">
  <semantics>
    <mrow>
      <mrow>
        <msub>
          <mi>P</mi>
          <mrow>
            <mi>d</mi>
          </mrow>
        </msub>
        <mo stretchy="false">=</mo>
        <mn>0.142</mn>
      </mrow>
    </mrow>
    <annotation encoding="StarMath 5.0">P_{d}=0.142</annotation>
  </semantics>
</math>
</file>

<file path=Object 4/content.xml><?xml version="1.0" encoding="utf-8"?>
<math xmlns="http://www.w3.org/1998/Math/MathML">
  <semantics>
    <mrow>
      <mrow>
        <msub>
          <mi>P</mi>
          <mrow>
            <mn>0</mn>
          </mrow>
        </msub>
        <mo stretchy="false">=</mo>
        <mn>1.28</mn>
      </mrow>
    </mrow>
    <annotation encoding="StarMath 5.0">P_{0}=1.28</annotation>
  </semantics>
</math>
</file>